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85006" draw:fill-color="#985006" draw:textarea-horizontal-align="justify" draw:textarea-vertical-align="middle" draw:auto-grow-height="false" fo:min-height="8.938cm" fo:min-width="0.108cm"/>
    </style:style>
    <style:style style:name="gr2" style:family="graphic" style:parent-style-name="standard">
      <style:graphic-properties draw:textarea-horizontal-align="justify" draw:textarea-vertical-align="middle" draw:auto-grow-height="false" fo:min-height="0.258cm" fo:min-width="1.659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1.907cm" fo:min-width="0cm"/>
    </style:style>
    <style:style style:name="P1" style:family="paragraph">
      <loext:graphic-properties draw:fill-color="#985006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08cm" svg:height="9.188cm" svg:x="7.223cm" svg:y="7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508cm" svg:x="4.937cm" svg:y="8.1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1.143cm" svg:x="7.096cm" svg:y="7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56cm" svg:height="4.313cm" draw:transform="rotate (-1.58824961931484) translate (12.337cm 8.225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1T17:42:07.484482627</meta:creation-date>
    <dc:date>2019-12-11T18:05:13.102563718</dc:date>
    <meta:editing-duration>PT2M45S</meta:editing-duration>
    <meta:editing-cycles>1</meta:editing-cycles>
    <meta:document-statistic meta:object-count="4"/>
    <meta:generator>LibreOffice/6.0.7.3$Linux_X86_64 LibreOffice_project/00m0$Build-3</meta:generator>
  </office:meta>
</office:document-meta>
</file>